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ornecedores de castanha do pará</text:p>
      <text:p text:style-name="Standard"/>
      <text:p text:style-name="Standard">1. **Florenzano Nuts**</text:p>
      <text:p text:style-name="Standard"><text:s text:c="3"/>- Telefones: +55 93 3544-1551 / +55 91 3224-6588</text:p>
      <text:p text:style-name="Standard"><text:s text:c="3"/>- Endereços:</text:p>
      <text:p text:style-name="Standard"><text:s text:c="5"/>- Usina de Beneficiamento: Rua Pedro Carlos de Oliveira, 2.296 – Centro, Oriximiná/PA – Brasil – CEP: 68270-000</text:p>
      <text:p text:style-name="Standard"><text:s text:c="5"/>- Escritório: Av. Serzedelo Corrêa, 805, sala 1.104 – Cond. Urbe Office Batista Campos – Belém/PA, CEP: 66033-770</text:p>
      <text:p text:style-name="Standard"><text:s text:c="3"/>- **Site**: [Florenzano Nuts](https://florenzanonuts.com/br/contatos/)</text:p>
      <text:p text:style-name="Standard"/>
      <text:p text:style-name="Standard">2. **Castanha do Pará Nutriaco**</text:p>
      <text:p text:style-name="Standard"><text:s text:c="3"/>- Telefones: (31) 3824-2292 / (31) 98792-1217 / (31) 3822-3879</text:p>
      <text:p text:style-name="Standard"><text:s text:c="3"/>- **Site**: [Castanha do Pará Nutriaco](https://castanhadoparanutriaco.com.br/representantes-de-castanha-do-para/)</text:p>
      <text:p text:style-name="Standard"/>
      <text:p text:style-name="Standard">3. **IMAFLORE**</text:p>
      <text:p text:style-name="Standard"><text:s text:c="3"/>- Telefone: +55 19 3052-8200</text:p>
      <text:p text:style-name="Standard"><text:s text:c="3"/>- **Site**: [IMAFLORE](https://imaflora.org/contato/mensagem)</text:p>
      <text:p text:style-name="Standard"/>
      <text:p text:style-name="Standard">4. **Fábrica De Castanha Benedito Mutran E Cia Ltda - Guamá, Belém, PA**</text:p>
      <text:p text:style-name="Standard"><text:s text:c="3"/>- Telefone: (91) 3229-1282</text:p>
      <text:p text:style-name="Standard"><text:s text:c="3"/>- Endereço: Av Bernardo Sayão, 4800, 66075-150 Belém, Guamá, PA</text:p>
      <text:p text:style-name="Standard"/>
      <text:p text:style-name="Standard">5. **Cooperativa Comaru**</text:p>
      <text:p text:style-name="Standard"><text:s text:c="3"/>- Telefones: (96) 99105-3189 / (96) 99136-0673</text:p>
      <text:p text:style-name="Standard"><text:s text:c="3"/>- **Site**: [Cooperativa Comaru](https://www.cooperativacomaru.com/)</text:p>
      <text:p text:style-name="Standard"/>
      <text:p text:style-name="Standard">6. **Associação de Castanha do Pará (Associação dos Produtores de Castanha do Pará)**</text:p>
      <text:p text:style-name="Standard"><text:s text:c="3"/>- **Telefones de Contato**: (97) 3463-1166 / (97) 98408-6673</text:p>
      <text:p text:style-name="Standard"><text:s text:c="3"/>- E-mail: santos_amt@hotmail.com / aureliomissoes@gmail.com</text:p>
      <text:p text:style-name="Standard"><text:s text:c="3"/>- **Site**: [APCA](http://bancodedados.bionorte.org.br/cooperativas.detalhes?idc=402)</text:p>
      <text:p text:style-name="Standard"/>
      <text:p text:style-name="Standard">7. **Cooperativa Agroextrativista do Xingu (CAX)**</text:p>
      <text:p text:style-name="Standard"><text:s text:c="3"/>- Telefones: (94) 3435-2123 / (94) 3435-1988</text:p>
      <text:p text:style-name="Standard"><text:s text:c="3"/>- E-mail: exata1contabilidade@hotmail.com.br</text:p>
      <text:p text:style-name="Standard"/>
      <text:p text:style-name="Standard">8. **Fazenda Castanheira Ltda.**</text:p>
      <text:p text:style-name="Standard"><text:s text:c="3"/>- Telefone: 65 3667-0638</text:p>
      <text:p text:style-name="Standard"/>
      <text:p text:style-name="Standard">9. **Cooperativa Agropecuária de Castanheiras de Rondônia (COACARO)**</text:p>
      <text:p text:style-name="Standard"><text:s text:c="3"/>- Telefone: (61) 3276-4121</text:p>
      <text:p text:style-name="Standard"><text:s text:c="3"/>- E-mail: senaf@mda.gov.br</text:p>
      <text:p text:style-name="Standard"><text:s text:c="3"/>- **Site**: [COACARO](https://sistemasweb.mda.gov.br/vitrine/produtor/08436366000110/index.html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ernando hocevar</meta:initial-creator>
    <meta:creation-date>2025-01-01T20:21:34.11</meta:creation-date>
    <meta:printed-by>fernando hocevar</meta:printed-by>
    <meta:print-date>2025-01-01T20:21:44.33</meta:print-date>
    <meta:document-statistic meta:table-count="0" meta:image-count="0" meta:object-count="0" meta:page-count="1" meta:paragraph-count="32" meta:word-count="203" meta:character-count="1790"/>
    <dc:date>2025-01-01T21:18:22.31</dc:date>
    <dc:creator>fernando hocevar</dc:creator>
    <meta:editing-duration>PT41M37S</meta:editing-duration>
    <meta:editing-cycles>1</meta:editing-cycles>
    <meta:generator>OpenOffice/4.1.15$Win32 OpenOffice.org_project/4115m2$Build-9813</meta:generator>
  </office:meta>
</office:document-meta>
</file>